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7fc" officeooo:paragraph-rsid="0003e7fc"/>
    </style:style>
    <style:style style:name="P2" style:family="paragraph" style:parent-style-name="Preformatted_20_Text">
      <style:text-properties officeooo:rsid="0003e7fc" officeooo:paragraph-rsid="000742e6"/>
    </style:style>
    <style:style style:name="P3" style:family="paragraph" style:parent-style-name="Preformatted_20_Text">
      <style:text-properties officeooo:rsid="000b9ee2" officeooo:paragraph-rsid="0003e7fc"/>
    </style:style>
    <style:style style:name="P4" style:family="paragraph" style:parent-style-name="Preformatted_20_Text">
      <style:text-properties officeooo:rsid="0002cd31" officeooo:paragraph-rsid="0003e7fc"/>
    </style:style>
    <style:style style:name="P5" style:family="paragraph" style:parent-style-name="Preformatted_20_Text">
      <style:text-properties officeooo:rsid="000ea40a" officeooo:paragraph-rsid="0004b396"/>
    </style:style>
    <style:style style:name="P6" style:family="paragraph" style:parent-style-name="Preformatted_20_Text">
      <style:text-properties officeooo:rsid="0004b396" officeooo:paragraph-rsid="0004b396"/>
    </style:style>
    <style:style style:name="P7" style:family="paragraph" style:parent-style-name="Preformatted_20_Text">
      <style:text-properties officeooo:rsid="000f9c31" officeooo:paragraph-rsid="0004b396"/>
    </style:style>
    <style:style style:name="P8" style:family="paragraph" style:parent-style-name="Preformatted_20_Text">
      <style:text-properties officeooo:rsid="00055fc1" officeooo:paragraph-rsid="00055fc1"/>
    </style:style>
    <style:style style:name="P9" style:family="paragraph" style:parent-style-name="Preformatted_20_Text">
      <style:text-properties fo:color="#000000" style:font-name="Courier" fo:font-size="12pt" officeooo:paragraph-rsid="000742e6" style:font-name-asian="Courier" style:font-size-asian="12pt" style:font-name-complex="Courier" style:font-size-complex="12pt"/>
    </style:style>
    <style:style style:name="P10" style:family="paragraph" style:parent-style-name="Preformatted_20_Text">
      <style:text-properties officeooo:rsid="000c2973" officeooo:paragraph-rsid="000c2973"/>
    </style:style>
    <style:style style:name="P11" style:family="paragraph" style:parent-style-name="Preformatted_20_Text">
      <style:text-properties officeooo:rsid="00099fb5" officeooo:paragraph-rsid="000c2973"/>
    </style:style>
    <style:style style:name="P12" style:family="paragraph" style:parent-style-name="Preformatted_20_Text">
      <style:text-properties officeooo:rsid="000c86cf" officeooo:paragraph-rsid="000c86cf"/>
    </style:style>
    <style:style style:name="P13" style:family="paragraph" style:parent-style-name="Preformatted_20_Text">
      <style:text-properties officeooo:rsid="001055ea" officeooo:paragraph-rsid="000c86cf"/>
    </style:style>
    <style:style style:name="P14" style:family="paragraph" style:parent-style-name="Preformatted_20_Text">
      <style:text-properties officeooo:rsid="0007ac3a" officeooo:paragraph-rsid="000dd80c"/>
    </style:style>
    <style:style style:name="P15" style:family="paragraph" style:parent-style-name="Preformatted_20_Text">
      <style:text-properties officeooo:rsid="000fb782" officeooo:paragraph-rsid="000fb782"/>
    </style:style>
    <style:style style:name="P16" style:family="paragraph" style:parent-style-name="Preformatted_20_Text">
      <style:text-properties officeooo:rsid="001066fb" officeooo:paragraph-rsid="001066fb"/>
    </style:style>
    <style:style style:name="P17" style:family="paragraph" style:parent-style-name="Preformatted_20_Text">
      <style:text-properties officeooo:rsid="001ca63e" officeooo:paragraph-rsid="001066fb"/>
    </style:style>
    <style:style style:name="P18" style:family="paragraph" style:parent-style-name="Preformatted_20_Text">
      <style:text-properties officeooo:rsid="0010c273" officeooo:paragraph-rsid="0010c273"/>
    </style:style>
    <style:style style:name="P19" style:family="paragraph" style:parent-style-name="Preformatted_20_Text">
      <style:text-properties officeooo:rsid="0011561e" officeooo:paragraph-rsid="0010c273"/>
    </style:style>
    <style:style style:name="P20" style:family="paragraph" style:parent-style-name="Preformatted_20_Text">
      <style:text-properties officeooo:rsid="0004529f" officeooo:paragraph-rsid="0010c273"/>
    </style:style>
    <style:style style:name="P21" style:family="paragraph" style:parent-style-name="Preformatted_20_Text">
      <style:text-properties officeooo:rsid="0011c484" officeooo:paragraph-rsid="0011c484"/>
    </style:style>
    <style:style style:name="P22" style:family="paragraph" style:parent-style-name="Preformatted_20_Text">
      <style:text-properties officeooo:rsid="0010f033" officeooo:paragraph-rsid="0011c484"/>
    </style:style>
    <style:style style:name="P23" style:family="paragraph" style:parent-style-name="Preformatted_20_Text">
      <style:text-properties officeooo:rsid="00133a95" officeooo:paragraph-rsid="00133a95"/>
    </style:style>
    <style:style style:name="P24" style:family="paragraph" style:parent-style-name="Preformatted_20_Text">
      <style:text-properties officeooo:rsid="00165d76" officeooo:paragraph-rsid="00133a95"/>
    </style:style>
    <style:style style:name="P25" style:family="paragraph" style:parent-style-name="Preformatted_20_Text">
      <style:text-properties officeooo:rsid="00151a77" officeooo:paragraph-rsid="00151a77"/>
    </style:style>
    <style:style style:name="P26" style:family="paragraph" style:parent-style-name="Preformatted_20_Text">
      <style:text-properties officeooo:rsid="0016cfde" officeooo:paragraph-rsid="0016cfd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rsid="000b9ee2" officeooo:paragraph-rsid="000742e6" style:font-name-asian="Courier" style:font-size-asian="12pt" style:font-name-complex="Courier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officeooo:paragraph-rsid="000742e6" style:font-name-asian="Courier" style:font-size-asian="12pt" style:font-name-complex="Courier" style:font-size-complex="12pt"/>
    </style:style>
    <style:style style:name="P29" style:family="paragraph" style:parent-style-name="Preformatted_20_Text">
      <style:text-properties officeooo:rsid="001a8dae" officeooo:paragraph-rsid="001a8d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question 1-Write a shell script to accept three integer numbers and display the largest.</text:p>
      <text:p text:style-name="P1"/>
      <text:p text:style-name="P1">echo "Enter First integer:"</text:p>
      <text:p text:style-name="P1">read num1</text:p>
      <text:p text:style-name="P1">echo "Enter Second integer:"</text:p>
      <text:p text:style-name="P1">read num2</text:p>
      <text:p text:style-name="P1">echo "Enter Third integer:"</text:p>
      <text:p text:style-name="P1">read num3</text:p>
      <text:p text:style-name="P1">if [ "$num1" -gt "$num2" ]</text:p>
      <text:p text:style-name="P1">then</text:p>
      <text:p text:style-name="P1"><text:tab/>if [ "$num1" -gt "$num3" ]</text:p>
      <text:p text:style-name="P1"><text:tab/>then </text:p>
      <text:p text:style-name="P1"><text:tab/><text:tab/>max=$num1</text:p>
      <text:p text:style-name="P1"><text:tab/>else</text:p>
      <text:p text:style-name="P1"><text:tab/><text:tab/>max=$num3</text:p>
      <text:p text:style-name="P1"><text:tab/>fi</text:p>
      <text:p text:style-name="P1">else</text:p>
      <text:p text:style-name="P1"><text:tab/>if [ "$num2" -gt "$num3" ]</text:p>
      <text:p text:style-name="P1"><text:tab/>then </text:p>
      <text:p text:style-name="P1"><text:tab/><text:tab/>max=$num2</text:p>
      <text:p text:style-name="P1"><text:tab/>else</text:p>
      <text:p text:style-name="P1"><text:tab/><text:tab/>max=$num3</text:p>
      <text:p text:style-name="P1"><text:tab/>fi</text:p>
      <text:p text:style-name="P1">fi</text:p>
      <text:p text:style-name="P1">echo "The maximum of the three is : "$max</text:p>
      <text:p text:style-name="P1"/>
      <text:p text:style-name="P2">#question 2-</text:p>
      <text:p text:style-name="P9">echo "Enter the directory name: "</text:p>
      <text:p text:style-name="P28">read directory</text:p>
      <text:p text:style-name="P28">echo </text:p>
      <text:p text:style-name="P27">sudo find $directory -type f -print | wc -l</text:p>
      <text:p text:style-name="P3"/>
      <text:p text:style-name="P1">#question 3-</text:p>
      <text:p text:style-name="P4">count=1</text:p>
      <text:p text:style-name="P4">until [ $count -gt 10 ]</text:p>
      <text:p text:style-name="P4">do </text:p>
      <text:p text:style-name="P4"><text:tab/>echo $count</text:p>
      <text:p text:style-name="P4"><text:tab/>count=$((count+1))</text:p>
      <text:p text:style-name="P4">done</text:p>
      <text:p text:style-name="P4"/>
      <text:p text:style-name="P1">#question 4-</text:p>
      <text:p text:style-name="P5">uname=$(whoami)</text:p>
      <text:p text:style-name="P5">flag=0</text:p>
      <text:p text:style-name="P5">echo "current user is: "$unameecho "current user is: "$uname</text:p>
      <text:p text:style-name="P5">while [ $flag==0 ]</text:p>
      <text:p text:style-name="P5">do </text:p>
      <text:p text:style-name="P5"><text:tab/>echo "Enter the username: "</text:p>
      <text:p text:style-name="P5"><text:tab/>read requname</text:p>
      <text:p text:style-name="P5"><text:tab/>if [ "$requname" == "$uname" ]</text:p>
      <text:p text:style-name="P5"><text:tab/>then </text:p>
      <text:p text:style-name="P5"><text:tab/><text:tab/>echo "user has logged in"</text:p>
      <text:p text:style-name="P5"><text:tab/><text:tab/>flag=1</text:p>
      <text:p text:style-name="P5"><text:tab/><text:tab/>break</text:p>
      <text:p text:style-name="P5"><text:tab/>else<text:tab/></text:p>
      <text:p text:style-name="P5"><text:tab/><text:tab/>echo "user hasn't logged in till now"</text:p>
      <text:p text:style-name="P5"><text:tab/><text:tab/>flag=0</text:p>
      <text:p text:style-name="P5"><text:tab/>fi</text:p>
      <text:p text:style-name="P5">done</text:p>
      <text:p text:style-name="P5"/>
      <text:p text:style-name="P6">#question 5-</text:p>
      <text:p text:style-name="P7">key=1</text:p>
      <text:p text:style-name="P7">while [ $key -eq 1 ]</text:p>
      <text:p text:style-name="P7"><text:soft-page-break/>do </text:p>
      <text:p text:style-name="P7"><text:tab/>echo "Enter name of the employee: "</text:p>
      <text:p text:style-name="P7"><text:tab/>read name</text:p>
      <text:p text:style-name="P7"><text:tab/>echo "Enter grade of the employee: "</text:p>
      <text:p text:style-name="P7"><text:tab/>read grade </text:p>
      <text:p text:style-name="P7"><text:tab/>echo "Enter basic salary of employee: "</text:p>
      <text:p text:style-name="P7"><text:tab/>read salary</text:p>
      <text:p text:style-name="P7"><text:tab/>echo $name':'$grade':'$salary &gt;&gt; employee.txt</text:p>
      <text:p text:style-name="P7"><text:tab/>echo "Do you want to enter more?(1/0) "</text:p>
      <text:p text:style-name="P7"><text:tab/>read key</text:p>
      <text:p text:style-name="P7">done</text:p>
      <text:p text:style-name="P7"/>
      <text:p text:style-name="P8">#question 6-</text:p>
      <text:p text:style-name="P26">#!/bin/bashyou want to execute:</text:p>
      <text:p text:style-name="P26">select course in "ls" "pwd" "whoami" "date" "matrix" STOP</text:p>
      <text:p text:style-name="P26">do </text:p>
      <text:p text:style-name="P26"><text:tab/>case $course in</text:p>
      <text:p text:style-name="P26"><text:tab/>"ls")</text:p>
      <text:p text:style-name="P26"><text:tab/><text:tab/>ls</text:p>
      <text:p text:style-name="P26"><text:tab/><text:tab/>;;</text:p>
      <text:p text:style-name="P26"><text:tab/>"pwd")</text:p>
      <text:p text:style-name="P26"><text:tab/><text:tab/>pwd</text:p>
      <text:p text:style-name="P26"><text:tab/><text:tab/>;;</text:p>
      <text:p text:style-name="P26"><text:tab/>"whoami")</text:p>
      <text:p text:style-name="P26"><text:tab/><text:tab/>whoami</text:p>
      <text:p text:style-name="P26"><text:tab/><text:tab/>;;</text:p>
      <text:p text:style-name="P26"><text:tab/>"date")</text:p>
      <text:p text:style-name="P26"><text:tab/><text:tab/>date</text:p>
      <text:p text:style-name="P26"><text:tab/><text:tab/>;;</text:p>
      <text:p text:style-name="P26"><text:tab/>"matrix")</text:p>
      <text:p text:style-name="P26"><text:tab/><text:tab/>cmatrix</text:p>
      <text:p text:style-name="P26"><text:tab/><text:tab/>;;</text:p>
      <text:p text:style-name="P26"><text:tab/>STOP)</text:p>
      <text:p text:style-name="P26"><text:tab/><text:tab/>break;</text:p>
      <text:p text:style-name="P26"><text:tab/><text:tab/>;;</text:p>
      <text:p text:style-name="P26"><text:tab/>*)</text:p>
      <text:p text:style-name="P26"><text:tab/><text:tab/>echo "Enter a valid option"</text:p>
      <text:p text:style-name="P26"><text:tab/>esac</text:p>
      <text:p text:style-name="P26">done </text:p>
      <text:p text:style-name="P8"/>
      <text:p text:style-name="P10">#question 7-</text:p>
      <text:p text:style-name="P11">echo "Enter the name of the file: "</text:p>
      <text:p text:style-name="P11">read flname</text:p>
      <text:p text:style-name="P11">if [ -e "$flname" ]</text:p>
      <text:p text:style-name="P11">then </text:p>
      <text:p text:style-name="P11"><text:tab/>echo "yes it does exist"</text:p>
      <text:p text:style-name="P11">else</text:p>
      <text:p text:style-name="P11"><text:tab/>echo "no it doesn't exist"</text:p>
      <text:p text:style-name="P11">fi</text:p>
      <text:p text:style-name="P10"/>
      <text:p text:style-name="P12">#question 8-</text:p>
      <text:p text:style-name="P13">echo "Enter the name of the file : "</text:p>
      <text:p text:style-name="P13">read fl</text:p>
      <text:p text:style-name="P13">if [ -f $fl ]</text:p>
      <text:p text:style-name="P13">then </text:p>
      <text:p text:style-name="P13">if [ -w $fl ]</text:p>
      <text:p text:style-name="P13">then </text:p>
      <text:p text:style-name="P13"><text:tab/>echo "File is writable"</text:p>
      <text:p text:style-name="P13">else</text:p>
      <text:p text:style-name="P13"><text:tab/>echo "File is not writable"</text:p>
      <text:p text:style-name="P13">fi</text:p>
      <text:p text:style-name="P13">if [ -r $fl ]</text:p>
      <text:p text:style-name="P13">then </text:p>
      <text:p text:style-name="P13"><text:tab/>echo "File is readable"</text:p>
      <text:p text:style-name="P13"><text:soft-page-break/>else</text:p>
      <text:p text:style-name="P13"><text:tab/>echo "File is not readable"</text:p>
      <text:p text:style-name="P13">fi</text:p>
      <text:p text:style-name="P13">else </text:p>
      <text:p text:style-name="P13"><text:tab/>echo "Entered name is not a file"</text:p>
      <text:p text:style-name="P13">fi</text:p>
      <text:p text:style-name="P13"/>
      <text:p text:style-name="P12">#question 9-</text:p>
      <text:p text:style-name="P14">echo "Enter first number: " </text:p>
      <text:p text:style-name="P14">read num1</text:p>
      <text:p text:style-name="P14">echo "Enter second number: "</text:p>
      <text:p text:style-name="P14">read num2 </text:p>
      <text:p text:style-name="P14">echo "Enter third number: "</text:p>
      <text:p text:style-name="P14">read num3</text:p>
      <text:p text:style-name="P14">sum=$(($num1+$num2+$num3))</text:p>
      <text:p text:style-name="P14">echo "The Sum of the three numbers is: "$sum</text:p>
      <text:p text:style-name="P14"/>
      <text:p text:style-name="P15">#question 10-</text:p>
      <text:p text:style-name="P29">#!/bin/bash</text:p>
      <text:p text:style-name="P29">echo $(awk '{sum+=$8} END {print "Total salary payable to the employees ="sum}' &lt;&lt;&lt; $employee}</text:p>
      <text:p text:style-name="P15"/>
      <text:p text:style-name="P16">#question 11-</text:p>
      <text:p text:style-name="P17">echo "Enter the Source file name: "</text:p>
      <text:p text:style-name="P17">read file1</text:p>
      <text:p text:style-name="P17">echo "Enter the Destination file name: "</text:p>
      <text:p text:style-name="P17">read file2</text:p>
      <text:p text:style-name="P17">if [ ! -f $file1 ]</text:p>
      <text:p text:style-name="P17">then </text:p>
      <text:p text:style-name="P17"><text:tab/>echo "Source file does not exists"</text:p>
      <text:p text:style-name="P17">elif [ -f $file2 ]</text:p>
      <text:p text:style-name="P17">then </text:p>
      <text:p text:style-name="P17"><text:tab/>echo "Destination file already exists so cannot copy"</text:p>
      <text:p text:style-name="P17">else</text:p>
      <text:p text:style-name="P17"><text:tab/>cp $file1 $file2</text:p>
      <text:p text:style-name="P17">fi</text:p>
      <text:p text:style-name="P17"/>
      <text:p text:style-name="P18">#question 12-</text:p>
      <text:p text:style-name="P19">count=1</text:p>
      <text:p text:style-name="P19">while [ $count -lt 21 ]</text:p>
      <text:p text:style-name="P19">do </text:p>
      <text:p text:style-name="P19"><text:tab/>echo $count</text:p>
      <text:p text:style-name="P19"><text:tab/>count=`expr $count + 2`</text:p>
      <text:p text:style-name="P19">done </text:p>
      <text:p text:style-name="P19"/>
      <text:p text:style-name="P18">#question 13-</text:p>
      <text:p text:style-name="P20">fact=1</text:p>
      <text:p text:style-name="P20">echo -e "enter a number"</text:p>
      <text:p text:style-name="P20">read n</text:p>
      <text:p text:style-name="P20">if [ $n -le 0 ]</text:p>
      <text:p text:style-name="P20">then </text:p>
      <text:p text:style-name="P20"><text:tab/>echo "invalid input"</text:p>
      <text:p text:style-name="P20">else</text:p>
      <text:p text:style-name="P20"><text:tab/>for((i=$n;i&gt;=1;i--))</text:p>
      <text:p text:style-name="P20"><text:tab/>do </text:p>
      <text:p text:style-name="P20"><text:tab/><text:tab/>fact=$(($fact * $i))</text:p>
      <text:p text:style-name="P20"><text:tab/>done</text:p>
      <text:p text:style-name="P20">fi</text:p>
      <text:p text:style-name="P20">echo "The factorial of $n is $fact"</text:p>
      <text:p text:style-name="P20"/>
      <text:p text:style-name="P21">#question 14-</text:p>
      <text:p text:style-name="P22">echo "Enter a five digit number: "</text:p>
      <text:p text:style-name="P22">read num</text:p>
      <text:p text:style-name="P22">sum=0</text:p>
      <text:p text:style-name="P22"><text:soft-page-break/>while [ $num -gt 0 ]</text:p>
      <text:p text:style-name="P22">do </text:p>
      <text:p text:style-name="P22"><text:tab/>rem=$(( $num%10 ))</text:p>
      <text:p text:style-name="P22"><text:tab/>sum=$(( $sum + $rem ))</text:p>
      <text:p text:style-name="P22"><text:tab/>num=$(($num/10))</text:p>
      <text:p text:style-name="P22">done</text:p>
      <text:p text:style-name="P22">echo "Sum of the digits is: "$sum</text:p>
      <text:p text:style-name="P22"/>
      <text:p text:style-name="P23">#question 15-</text:p>
      <text:p text:style-name="P24">echo "Enter the number of terms upto which Fibonacci sequence needs to be displayed: "</text:p>
      <text:p text:style-name="P24">read n</text:p>
      <text:p text:style-name="P24">term1=0</text:p>
      <text:p text:style-name="P24">term2=1</text:p>
      <text:p text:style-name="P24">if [ $n -ge 3 ]</text:p>
      <text:p text:style-name="P24">then</text:p>
      <text:p text:style-name="P24">echo "The term 1 is : "$term1</text:p>
      <text:p text:style-name="P24">echo "The term 2 is : "$term2</text:p>
      <text:p text:style-name="P24">for((i=1;i&lt;=$(( $n - 2 ));i++))</text:p>
      <text:p text:style-name="P24"><text:tab/>do </text:p>
      <text:p text:style-name="P24"><text:tab/>term3=$(( $term1 + $term2 ))</text:p>
      <text:p text:style-name="P24"><text:tab/>echo "The term $(($i+2)) is: "$term3</text:p>
      <text:p text:style-name="P24"><text:tab/>term1=$term2</text:p>
      <text:p text:style-name="P24"><text:tab/>term2=$term3</text:p>
      <text:p text:style-name="P24"><text:tab/>done</text:p>
      <text:p text:style-name="P24">elif [ $n -eq 2 ]</text:p>
      <text:p text:style-name="P24">then</text:p>
      <text:p text:style-name="P24">echo "term1 is "$term1</text:p>
      <text:p text:style-name="P24">echo "term2 is "$term2</text:p>
      <text:p text:style-name="P24">else </text:p>
      <text:p text:style-name="P24">echo "term1 is "$term1</text:p>
      <text:p text:style-name="P24">fi</text:p>
      <text:p text:style-name="P24"/>
      <text:p text:style-name="P25">#question16-</text:p>
      <text:p text:style-name="P25">echo "Enter a number for reversal: "</text:p>
      <text:p text:style-name="P25">read num</text:p>
      <text:p text:style-name="P25">echo "The reverse of the number is: "</text:p>
      <text:p text:style-name="P25">echo $num|r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M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23:24:50.070666708</dc:date>
    <meta:editing-duration>PT40M2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210" meta:word-count="639" meta:character-count="3401" meta:non-whitespace-character-count="2841"/>
  </office:meta>
</office:document-meta>
</file>